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041" officeooo:paragraph-rsid="000ee041"/>
    </style:style>
    <style:style style:name="P2" style:family="paragraph" style:parent-style-name="Standard">
      <style:paragraph-properties fo:text-align="center" style:justify-single-word="false"/>
      <style:text-properties officeooo:rsid="000ee041" officeooo:paragraph-rsid="000ee041"/>
    </style:style>
    <style:style style:name="P3" style:family="paragraph" style:parent-style-name="Standard">
      <style:text-properties fo:font-size="11pt" officeooo:rsid="000ee041" officeooo:paragraph-rsid="000ee041" style:font-size-asian="11pt" style:font-size-complex="11pt"/>
    </style:style>
    <style:style style:name="P4" style:family="paragraph" style:parent-style-name="Standard">
      <style:text-properties fo:font-size="11pt" officeooo:rsid="0010965e" officeooo:paragraph-rsid="0010965e" style:font-size-asian="11pt" style:font-size-complex="11pt"/>
    </style:style>
    <style:style style:name="P5" style:family="paragraph" style:parent-style-name="Predeterminado">
      <style:text-properties fo:font-size="11pt" officeooo:rsid="000ee041" officeooo:paragraph-rsid="0010965e" style:font-size-asian="11pt" style:font-size-complex="11pt"/>
    </style:style>
    <style:style style:name="P6" style:family="paragraph" style:parent-style-name="Standard">
      <style:text-properties fo:font-size="11pt" officeooo:rsid="0012631d" officeooo:paragraph-rsid="0012631d" style:font-size-asian="11pt" style:font-size-complex="11pt"/>
    </style:style>
    <style:style style:name="P7" style:family="paragraph" style:parent-style-name="Standard">
      <style:text-properties fo:font-size="11pt" officeooo:rsid="00138d44" officeooo:paragraph-rsid="00138d44" style:font-size-asian="11pt" style:font-size-complex="11pt"/>
    </style:style>
    <style:style style:name="P8" style:family="paragraph" style:parent-style-name="Standard">
      <style:text-properties fo:font-size="11pt" officeooo:rsid="00147eb9" officeooo:paragraph-rsid="00147eb9" style:font-size-asian="11pt" style:font-size-complex="11pt"/>
    </style:style>
    <style:style style:name="P9" style:family="paragraph" style:parent-style-name="Standard">
      <style:text-properties fo:font-size="11pt" officeooo:rsid="00164022" officeooo:paragraph-rsid="00164022" style:font-size-asian="11pt" style:font-size-complex="11pt"/>
    </style:style>
    <style:style style:name="P10" style:family="paragraph" style:parent-style-name="Predeterminado" style:list-style-name="L1">
      <style:text-properties fo:font-size="11pt" officeooo:rsid="000ee041" officeooo:paragraph-rsid="000ee041" style:font-size-asian="11pt" style:font-size-complex="11pt"/>
    </style:style>
    <style:style style:name="P11" style:family="paragraph" style:parent-style-name="Predeterminado">
      <style:text-properties fo:font-size="11pt" officeooo:rsid="000ee041" officeooo:paragraph-rsid="00147eb9" style:font-size-asian="11pt" style:font-size-complex="11pt"/>
    </style:style>
    <style:style style:name="P12" style:family="paragraph" style:parent-style-name="Predeterminado" style:list-style-name="L1">
      <style:paragraph-properties style:line-height-at-least="0.353cm" fo:text-align="start" style:justify-single-word="false"/>
      <style:text-properties fo:font-size="11pt" style:font-size-asian="11pt" style:font-size-complex="11pt"/>
    </style:style>
    <style:style style:name="P13" style:family="paragraph" style:parent-style-name="Predeterminado" style:list-style-name="L1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Open Sans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font-size-complex="11pt" style:text-emphasize="none"/>
    </style:style>
    <style:style style:name="P14" style:family="paragraph" style:parent-style-name="Predeterminado" style:list-style-name="L1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Open Sans" fo:font-size="11pt" fo:letter-spacing="normal" fo:font-style="normal" fo:text-shadow="none" style:text-underline-style="none" fo:font-weight="normal" officeooo:paragraph-rsid="0010965e" style:letter-kerning="true" style:font-size-asian="11pt" style:font-style-asian="normal" style:font-weight-asian="normal" style:font-size-complex="11pt" style:text-emphasize="none"/>
    </style:style>
    <style:style style:name="P15" style:family="paragraph" style:parent-style-name="Predeterminado" style:list-style-name="L1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Open Sans" fo:font-size="11pt" fo:letter-spacing="normal" fo:font-style="normal" fo:text-shadow="none" style:text-underline-style="none" fo:font-weight="normal" officeooo:rsid="000f6d0b" officeooo:paragraph-rsid="000f6d0b" style:letter-kerning="true" style:font-size-asian="11pt" style:font-style-asian="normal" style:font-weight-asian="normal" style:font-size-complex="11pt" style:text-emphasize="none"/>
    </style:style>
    <style:style style:name="P16" style:family="paragraph" style:parent-style-name="Predeterminado" style:list-style-name="L1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Open Sans" fo:font-size="11pt" fo:letter-spacing="normal" fo:font-style="normal" fo:text-shadow="none" style:text-underline-style="none" fo:font-weight="normal" officeooo:rsid="00164022" officeooo:paragraph-rsid="00164022" style:letter-kerning="true" style:font-size-asian="11pt" style:font-style-asian="normal" style:font-weight-asian="normal" style:font-size-complex="11pt" style:text-emphasize="none"/>
    </style:style>
    <style:style style:name="T1" style:family="text">
      <style:text-properties fo:color="#000000" style:text-outline="false" style:text-line-through-style="none" style:text-line-through-type="none" style:font-name="Open Sans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Open Sans" fo:letter-spacing="normal" fo:font-style="normal" fo:text-shadow="none" style:text-underline-style="none" fo:font-weight="normal" officeooo:rsid="000f6d0b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Open Sans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font-name="Open Sans" fo:letter-spacing="normal" fo:font-style="normal" fo:text-shadow="none" style:text-underline-style="none" fo:font-weight="bold" officeooo:rsid="0010965e" style:letter-kerning="true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font-name="Open Sans" fo:letter-spacing="normal" fo:font-style="normal" fo:text-shadow="none" style:text-underline-style="none" fo:font-weight="bold" officeooo:rsid="00147eb9" style:letter-kerning="true" style:font-style-asian="normal" style:font-weight-asian="bold" style:text-emphasize="none"/>
    </style:style>
    <style:style style:name="T6" style:family="text">
      <style:text-properties officeooo:rsid="00147eb9"/>
    </style:style>
    <style:style style:name="T7" style:family="text">
      <style:text-properties officeooo:rsid="0017a0b4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GENIERIA DE SOFTWARE</text:p>
      <text:p text:style-name="P1"/>
      <text:list xml:id="list3062482927" text:style-name="L1">
        <text:list-item>
          <text:p text:style-name="P10"><text:span text:style-name="T1">Qué son las </text:span><text:span text:style-name="T3">pruebas del software</text:span><text:span text:style-name="T1">. =producto final</text:span></text:p>
          <text:p text:style-name="P13">Evaluan que hace el software, si hace lo que debe hacer,si lo hace correctamente y que lo hace de manera eficiente.</text:p>
          <text:p text:style-name="P13">IMPLANTACION: dejarla funcionando en las maquinas del cliente.</text:p>
          <text:p text:style-name="P12"><text:span text:style-name="T1">MANTENIMIENTO:fase de pruebas verificando su correcto funcionam</text:span><text:span text:style-name="T2">iento.</text:span></text:p>
          <text:p text:style-name="P15">PRODUCTO FINAL: es necesario una Especificacion de pruebas permitiendo valorar si se incluyen todos los casos de prueba</text:p>
          <text:p text:style-name="P15"/>
        </text:list-item>
        <text:list-item>
          <text:p text:style-name="P13">Pruebas unitarias, de caja blanca y caja negra.</text:p>
          <text:p text:style-name="P16">Unitarias: verificando unidades mas pequeñas(modulos).</text:p>
          <text:p text:style-name="P16">Prueba de integracion: de todos los componentes que ya se han ido probando.</text:p>
          <text:p text:style-name="P16">Pruebas de validacion: se centra en lo que el usuario ve y en las salidas que tiene reconocidas.</text:p>
          <text:p text:style-name="P16">Caja Blanca: se centra en la estructura interna del <text:span text:style-name="T7">programa. Prueba de caminos independiente de cada modulo. Pruebas logicas por verdaderas o falsas. Ejecucion de bucles operacionales.</text:span></text:p>
        </text:list-item>
        <text:list-item>
          <text:p text:style-name="P14">Coverage</text:p>
        </text:list-item>
        <text:list-item>
          <text:p text:style-name="P13">Mocks</text:p>
        </text:list-item>
      </text:list>
      <text:p text:style-name="P3"/>
      <text:p text:style-name="P5"><text:span text:style-name="T4">P</text:span><text:span text:style-name="T3">ruebas del software</text:span></text:p>
      <text:p text:style-name="P3"/>
      <text:p text:style-name="P4">Pasos: mediante los cuales probamos <text:s/>la logica y datos encapsulados en los componentes</text:p>
      <text:p text:style-name="P6">realizar una especificacion de pruebas, permitiendo valorar si incluimos todos los casos de pruebas, plan de pruebas orientado a construir de manera ordenada para poder detectar errores en cada etapa.</text:p>
      <text:p text:style-name="P7">Estrategia <text:span text:style-name="T6">del que cuando como que recursos cuanto dura etc. diseñar casos de prueba y su ejecucion, tambien la recoleccion y evalacion de los resultados.</text:span></text:p>
      <text:p text:style-name="P8">Sirven para detectar errores y corregirlos. Pueden ser flexibles o rigidas.</text:p>
      <text:p text:style-name="P8"/>
      <text:p text:style-name="P11"><text:span text:style-name="T4">P</text:span><text:span text:style-name="T5">roceso del plan de pruebas</text:span></text:p>
      <text:p text:style-name="P8"/>
      <text:p text:style-name="P8">evaluar la salida de la prueba sea la que deveria devolver el sistema.</text:p>
      <text:p text:style-name="P9">Depuramos errores: analizamos si el fallo es porque el soft tiene un defecto o por cometer error al armar el plan de pruebas.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2:06:03.046890974</meta:creation-date>
    <dc:date>2019-09-09T16:43:58.959156562</dc:date>
    <meta:editing-duration>PT3H2M5S</meta:editing-duration>
    <meta:editing-cycles>5</meta:editing-cycles>
    <meta:generator>LibreOffice/6.0.7.3$Linux_x86 LibreOffice_project/00m0$Build-3</meta:generator>
    <meta:document-statistic meta:table-count="0" meta:image-count="0" meta:object-count="0" meta:page-count="1" meta:paragraph-count="22" meta:word-count="274" meta:character-count="1676" meta:non-whitespace-character-count="1435"/>
  </office:meta>
</office:document-meta>
</file>